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/>
    <style:font-face style:name="Liberation Mono1" svg:font-family="'Liberation Mono', 'Courier New'" style:font-family-generic="moder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813in" style:rel-column-width="8339*"/>
    </style:style>
    <style:style style:name="Table1.B" style:family="table-column">
      <style:table-column-properties style:column-width="6.0438in" style:rel-column-width="5719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125in" table:align="left" style:writing-mode="lr-tb"/>
    </style:style>
    <style:style style:name="Table4.A" style:family="table-column">
      <style:table-column-properties style:column-width="1.4021in"/>
    </style:style>
    <style:style style:name="Table4.B" style:family="table-column">
      <style:table-column-properties style:column-width="4.2215in"/>
    </style:style>
    <style:style style:name="Table4.C" style:family="table-column">
      <style:table-column-properties style:column-width="0.688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813in" style:rel-column-width="8339*"/>
    </style:style>
    <style:style style:name="Table3.B" style:family="table-column">
      <style:table-column-properties style:column-width="6.0438in" style:rel-column-width="57196*"/>
    </style:style>
    <style:style style:name="Table3.1" style:family="table-row">
      <style:table-row-properties style:min-row-height="0.309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5597in" style:rel-column-width="14760*"/>
    </style:style>
    <style:style style:name="Table2.B" style:family="table-column">
      <style:table-column-properties style:column-width="5.3653in" style:rel-column-width="50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3697" officeooo:paragraph-rsid="001f3697"/>
    </style:style>
    <style:style style:name="P2" style:family="paragraph" style:parent-style-name="Standard">
      <style:paragraph-properties fo:text-align="center" style:justify-single-word="false"/>
      <style:text-properties fo:font-size="12pt" officeooo:rsid="001f3697" officeooo:paragraph-rsid="001f369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21eea2" officeooo:paragraph-rsid="0021eea2"/>
    </style:style>
    <style:style style:name="P4" style:family="paragraph" style:parent-style-name="Standard">
      <style:paragraph-properties fo:text-align="center" style:justify-single-word="false"/>
      <style:text-properties officeooo:rsid="0023d2bd" officeooo:paragraph-rsid="0023d2bd"/>
    </style:style>
    <style:style style:name="P5" style:family="paragraph" style:parent-style-name="Standard">
      <style:text-properties fo:font-size="13pt" officeooo:rsid="001e35ff" officeooo:paragraph-rsid="002d02b9" style:font-size-asian="13pt" style:font-size-complex="13pt"/>
    </style:style>
    <style:style style:name="P6" style:family="paragraph" style:parent-style-name="Standard">
      <style:text-properties fo:font-size="13pt" officeooo:rsid="00556e99" officeooo:paragraph-rsid="002d02b9" style:font-size-asian="13pt" style:font-size-complex="13pt"/>
    </style:style>
    <style:style style:name="P7" style:family="paragraph" style:parent-style-name="Standard">
      <style:text-properties fo:font-size="13pt" officeooo:rsid="0033e709" officeooo:paragraph-rsid="002d02b9" style:font-size-asian="13pt" style:font-size-complex="13pt"/>
    </style:style>
    <style:style style:name="P8" style:family="paragraph" style:parent-style-name="Standard">
      <style:text-properties fo:font-size="13pt" officeooo:rsid="0058ed65" officeooo:paragraph-rsid="002d02b9" style:font-size-asian="13pt" style:font-size-complex="13pt"/>
    </style:style>
    <style:style style:name="P9" style:family="paragraph" style:parent-style-name="Standard">
      <style:text-properties fo:font-size="13pt" officeooo:rsid="002dcfe0" officeooo:paragraph-rsid="002d02b9" style:font-size-asian="13pt" style:font-size-complex="13pt"/>
    </style:style>
    <style:style style:name="P10" style:family="paragraph" style:parent-style-name="Standard">
      <style:text-properties fo:font-size="13pt" officeooo:rsid="00311912" officeooo:paragraph-rsid="00311912" style:font-size-asian="13pt" style:font-size-complex="13pt"/>
    </style:style>
    <style:style style:name="P11" style:family="paragraph" style:parent-style-name="Standard">
      <style:text-properties fo:font-size="13pt" officeooo:rsid="00311912" officeooo:paragraph-rsid="00314f65" style:font-size-asian="13pt" style:font-size-complex="13pt"/>
    </style:style>
    <style:style style:name="P12" style:family="paragraph" style:parent-style-name="Standard">
      <style:text-properties fo:font-size="13pt" officeooo:rsid="003336c9" officeooo:paragraph-rsid="003336c9" style:font-size-asian="13pt" style:font-size-complex="13pt"/>
    </style:style>
    <style:style style:name="P13" style:family="paragraph" style:parent-style-name="Standard">
      <style:text-properties fo:font-size="13pt" officeooo:rsid="0034c096" officeooo:paragraph-rsid="0034c096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f3697" officeooo:paragraph-rsid="001f3697"/>
    </style:style>
    <style:style style:name="P16" style:family="paragraph" style:parent-style-name="Table_20_Contents">
      <style:paragraph-properties fo:text-align="start" style:justify-single-word="false"/>
      <style:text-properties officeooo:rsid="001f3697" officeooo:paragraph-rsid="001f369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210388" officeooo:paragraph-rsid="00210388"/>
    </style:style>
    <style:style style:name="P19" style:family="paragraph" style:parent-style-name="Table_20_Contents">
      <style:paragraph-properties fo:text-align="start" style:justify-single-word="false"/>
      <style:text-properties officeooo:rsid="0021eea2" officeooo:paragraph-rsid="0021eea2"/>
    </style:style>
    <style:style style:name="P20" style:family="paragraph" style:parent-style-name="Table_20_Contents">
      <style:paragraph-properties fo:text-align="center" style:justify-single-word="false"/>
      <style:text-properties officeooo:rsid="0023d2bd" officeooo:paragraph-rsid="0023d2bd"/>
    </style:style>
    <style:style style:name="P21" style:family="paragraph" style:parent-style-name="Table_20_Contents">
      <style:paragraph-properties fo:text-align="start" style:justify-single-word="false"/>
      <style:text-properties officeooo:rsid="0023d2bd" officeooo:paragraph-rsid="0023d2bd"/>
    </style:style>
    <style:style style:name="P22" style:family="paragraph" style:parent-style-name="Table_20_Contents">
      <style:paragraph-properties fo:text-align="start" style:justify-single-word="false"/>
      <style:text-properties officeooo:rsid="0023d2bd" officeooo:paragraph-rsid="0026e1d1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3pt" officeooo:paragraph-rsid="002d02b9" style:font-name-asian="Droid Sans Fallback2" style:font-size-asian="13pt" style:font-name-complex="Liberation Mono" style:font-size-complex="13pt"/>
    </style:style>
    <style:style style:name="P24" style:family="paragraph" style:parent-style-name="Table_20_Contents">
      <style:text-properties style:font-name="Liberation Mono" fo:font-size="13pt" officeooo:rsid="004bbf2e" officeooo:paragraph-rsid="002d02b9" style:font-name-asian="Droid Sans Fallback2" style:font-size-asian="13pt" style:font-name-complex="Liberation Mono" style:font-size-complex="13pt"/>
    </style:style>
    <style:style style:name="P25" style:family="paragraph" style:parent-style-name="Table_20_Contents">
      <style:text-properties style:font-name="Liberation Mono" fo:font-size="13pt" officeooo:rsid="004e786e" officeooo:paragraph-rsid="002d02b9" style:font-name-asian="Droid Sans Fallback2" style:font-size-asian="13pt" style:font-name-complex="Liberation Mono" style:font-size-complex="13pt"/>
    </style:style>
    <style:style style:name="P26" style:family="paragraph" style:parent-style-name="Table_20_Contents">
      <style:text-properties style:font-name="Liberation Mono" fo:font-size="13pt" officeooo:rsid="00506768" officeooo:paragraph-rsid="002d02b9" style:font-name-asian="Droid Sans Fallback2" style:font-size-asian="13pt" style:font-name-complex="Liberation Mono" style:font-size-complex="13pt"/>
    </style:style>
    <style:style style:name="P27" style:family="paragraph" style:parent-style-name="Table_20_Contents">
      <style:text-properties style:font-name="Liberation Mono" fo:font-size="13pt" officeooo:rsid="005214b5" officeooo:paragraph-rsid="002d02b9" style:font-name-asian="Droid Sans Fallback2" style:font-size-asian="13pt" style:font-name-complex="Liberation Mono" style:font-size-complex="13pt"/>
    </style:style>
    <style:style style:name="P28" style:family="paragraph" style:parent-style-name="Table_20_Contents">
      <style:text-properties style:font-name="Liberation Mono" fo:font-size="13pt" officeooo:rsid="001e35ff" officeooo:paragraph-rsid="002d02b9" style:font-name-asian="Droid Sans Fallback2" style:font-size-asian="13pt" style:font-name-complex="Liberation Mono" style:font-size-complex="13pt"/>
    </style:style>
    <style:style style:name="P29" style:family="paragraph" style:parent-style-name="Table_20_Contents">
      <style:text-properties style:font-name="Liberation Mono" fo:font-size="13pt" officeooo:rsid="0053afb9" officeooo:paragraph-rsid="002d02b9" style:font-name-asian="Droid Sans Fallback2" style:font-size-asian="13pt" style:font-name-complex="Liberation Mono" style:font-size-complex="13pt"/>
    </style:style>
    <style:style style:name="P30" style:family="paragraph" style:parent-style-name="Table_20_Contents">
      <style:text-properties style:font-name="Liberation Mono" fo:font-size="13pt" officeooo:rsid="00574366" officeooo:paragraph-rsid="002d02b9" style:font-name-asian="Droid Sans Fallback2" style:font-size-asian="13pt" style:font-name-complex="Liberation Mono" style:font-size-complex="13pt"/>
    </style:style>
    <style:style style:name="P31" style:family="paragraph" style:parent-style-name="Table_20_Contents">
      <style:text-properties style:font-name="Liberation Mono" fo:font-size="13pt" officeooo:rsid="00541c82" officeooo:paragraph-rsid="002d02b9" style:font-name-asian="Droid Sans Fallback2" style:font-size-asian="13pt" style:font-name-complex="Liberation Mono" style:font-size-complex="13pt"/>
    </style:style>
    <style:style style:name="P32" style:family="paragraph" style:parent-style-name="Table_20_Contents">
      <style:text-properties style:font-name="Liberation Mono" fo:font-size="13pt" officeooo:rsid="0058ed65" officeooo:paragraph-rsid="002d02b9" style:font-name-asian="Droid Sans Fallback2" style:font-size-asian="13pt" style:font-name-complex="Liberation Mono" style:font-size-complex="13pt"/>
    </style:style>
    <style:style style:name="P33" style:family="paragraph" style:parent-style-name="Table_20_Contents">
      <style:text-properties style:font-name="Liberation Mono" fo:font-size="13pt" officeooo:rsid="0059e273" officeooo:paragraph-rsid="002d02b9" style:font-name-asian="Droid Sans Fallback2" style:font-size-asian="13pt" style:font-name-complex="Liberation Mono" style:font-size-complex="13pt"/>
    </style:style>
    <style:style style:name="P34" style:family="paragraph" style:parent-style-name="Table_20_Contents">
      <style:text-properties style:font-name="Liberation Mono" fo:font-size="13pt" officeooo:rsid="005a49a5" officeooo:paragraph-rsid="002d02b9" style:font-name-asian="Droid Sans Fallback2" style:font-size-asian="13pt" style:font-name-complex="Liberation Mono" style:font-size-complex="13pt"/>
    </style:style>
    <style:style style:name="P35" style:family="paragraph" style:parent-style-name="Table_20_Contents">
      <style:text-properties style:font-name="Liberation Mono" fo:font-size="13pt" officeooo:paragraph-rsid="002d02b9" style:font-name-asian="Droid Sans Fallback2" style:font-size-asian="13pt" style:font-name-complex="Liberation Mono" style:font-size-complex="13pt"/>
    </style:style>
    <style:style style:name="P36" style:family="paragraph" style:parent-style-name="Table_20_Contents">
      <style:text-properties style:font-name="Liberation Mono" fo:font-size="13pt" officeooo:rsid="00311912" officeooo:paragraph-rsid="00311912" style:font-name-asian="Droid Sans Fallback2" style:font-size-asian="13pt" style:font-name-complex="Liberation Mono" style:font-size-complex="13pt"/>
    </style:style>
    <style:style style:name="P37" style:family="paragraph" style:parent-style-name="Table_20_Contents">
      <style:text-properties style:font-name="Liberation Mono" fo:font-size="13pt" officeooo:rsid="00314f65" officeooo:paragraph-rsid="00314f65" style:font-name-asian="Droid Sans Fallback2" style:font-size-asian="13pt" style:font-name-complex="Liberation Mono" style:font-size-complex="13pt"/>
    </style:style>
    <style:style style:name="P38" style:family="paragraph" style:parent-style-name="Preformatted_20_Text">
      <style:text-properties style:font-name="Liberation Mono" fo:font-size="13pt" officeooo:rsid="001e35ff" officeooo:paragraph-rsid="002d02b9" style:font-name-asian="Droid Sans Fallback2" style:font-size-asian="13pt" style:font-name-complex="Liberation Mono" style:font-size-complex="13pt"/>
    </style:style>
    <style:style style:name="P39" style:family="paragraph" style:parent-style-name="Preformatted_20_Text">
      <style:text-properties style:font-name="Liberation Mono" fo:font-size="13pt" officeooo:rsid="001e35ff" officeooo:paragraph-rsid="00311912" style:font-name-asian="Droid Sans Fallback2" style:font-size-asian="13pt" style:font-name-complex="Liberation Mono" style:font-size-complex="13pt"/>
    </style:style>
    <style:style style:name="P40" style:family="paragraph" style:parent-style-name="Preformatted_20_Text">
      <style:text-properties style:font-name="Liberation Mono" fo:font-size="13pt" officeooo:rsid="004e786e" officeooo:paragraph-rsid="002d02b9" style:font-name-asian="Droid Sans Fallback2" style:font-size-asian="13pt" style:font-name-complex="Liberation Mono" style:font-size-complex="13pt"/>
    </style:style>
    <style:style style:name="P41" style:family="paragraph" style:parent-style-name="Preformatted_20_Text">
      <style:text-properties style:font-name="Liberation Mono" fo:font-size="13pt" officeooo:rsid="002dcfe0" officeooo:paragraph-rsid="002d02b9" style:font-name-asian="Droid Sans Fallback2" style:font-size-asian="13pt" style:font-name-complex="Liberation Mono" style:font-size-complex="13pt"/>
    </style:style>
    <style:style style:name="P42" style:family="paragraph" style:parent-style-name="Preformatted_20_Text">
      <style:text-properties style:font-name="Liberation Mono" fo:font-size="13pt" officeooo:rsid="00311912" officeooo:paragraph-rsid="00311912" style:font-name-asian="Droid Sans Fallback2" style:font-size-asian="13pt" style:font-name-complex="Liberation Mono" style:font-size-complex="13pt"/>
    </style:style>
    <style:style style:name="P43" style:family="paragraph" style:parent-style-name="Preformatted_20_Text">
      <style:text-properties style:font-name="Liberation Mono" fo:font-size="13pt" officeooo:rsid="0034c096" officeooo:paragraph-rsid="0034c096" style:font-name-asian="Droid Sans Fallback2" style:font-size-asian="13pt" style:font-name-complex="Liberation Mono" style:font-size-complex="13pt"/>
    </style:style>
    <style:style style:name="P44" style:family="paragraph" style:parent-style-name="Preformatted_20_Text">
      <style:text-properties fo:font-size="13pt" officeooo:rsid="0033e709" officeooo:paragraph-rsid="002d02b9" style:font-size-asian="13pt" style:font-size-complex="13pt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font-size="13pt" officeooo:rsid="002dcfe0" officeooo:paragraph-rsid="002d02b9" fo:background-color="transparent" style:font-size-asian="13pt" style:font-size-complex="13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font-size="13pt" officeooo:rsid="003336c9" officeooo:paragraph-rsid="003336c9" fo:background-color="transparent" style:font-size-asian="13pt" style:font-size-complex="13pt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style:font-name="Liberation Mono" fo:font-size="13pt" officeooo:rsid="001e35ff" officeooo:paragraph-rsid="003336c9" fo:background-color="transparent" style:font-name-asian="Droid Sans Fallback2" style:font-size-asian="13pt" style:font-name-complex="Liberation Mono" style:font-size-complex="13pt"/>
    </style:style>
    <style:style style:name="P48" style:family="paragraph" style:parent-style-name="Standard">
      <style:paragraph-properties fo:margin-left="0in" fo:margin-right="0in" fo:margin-top="0in" fo:margin-bottom="0.1083in" style:contextual-spacing="false" fo:line-height="100%" fo:text-align="start" style:justify-single-word="false" fo:text-indent="0in" style:auto-text-indent="false"/>
      <style:text-properties fo:font-size="15pt" officeooo:rsid="0049cf59" officeooo:paragraph-rsid="002d02b9" style:font-size-asian="15pt" style:font-size-complex="15pt"/>
    </style:style>
    <style:style style:name="P49" style:family="paragraph" style:parent-style-name="Table_20_Contents">
      <style:paragraph-properties fo:text-align="start" style:justify-single-word="false"/>
      <style:text-properties officeooo:rsid="001f3697" officeooo:paragraph-rsid="001f3697"/>
    </style:style>
    <style:style style:name="P50" style:family="paragraph" style:parent-style-name="Table_20_Contents">
      <style:paragraph-properties fo:text-align="center" style:justify-single-word="false"/>
      <style:text-properties officeooo:rsid="001f3697" officeooo:paragraph-rsid="001f3697"/>
    </style:style>
    <style:style style:name="P51" style:family="paragraph" style:parent-style-name="Table_20_Contents">
      <style:paragraph-properties fo:text-align="start" style:justify-single-word="false"/>
      <style:text-properties officeooo:rsid="00210388" officeooo:paragraph-rsid="00210388"/>
    </style:style>
    <style:style style:name="P52" style:family="paragraph" style:parent-style-name="Table_20_Contents">
      <style:paragraph-properties fo:text-align="start" style:justify-single-word="false"/>
      <style:text-properties officeooo:rsid="0021eea2" officeooo:paragraph-rsid="0021eea2"/>
    </style:style>
    <style:style style:name="P53" style:family="paragraph" style:parent-style-name="Table_20_Contents">
      <style:paragraph-properties fo:text-align="start" style:justify-single-word="false"/>
      <style:text-properties officeooo:rsid="003a893e" officeooo:paragraph-rsid="003a893e"/>
    </style:style>
    <style:style style:name="P54" style:family="paragraph" style:parent-style-name="Table_20_Contents">
      <style:paragraph-properties fo:text-align="start" style:justify-single-word="false"/>
      <style:text-properties officeooo:rsid="003a893e" officeooo:paragraph-rsid="003b4f60"/>
    </style:style>
    <style:style style:name="P55" style:family="paragraph" style:parent-style-name="Table_20_Contents">
      <style:paragraph-properties fo:text-align="center" style:justify-single-word="false"/>
      <style:text-properties officeooo:rsid="003b4f60" officeooo:paragraph-rsid="003b4f60"/>
    </style:style>
    <style:style style:name="T1" style:family="text">
      <style:text-properties officeooo:rsid="00210388"/>
    </style:style>
    <style:style style:name="T2" style:family="text">
      <style:text-properties style:text-position="super 58%"/>
    </style:style>
    <style:style style:name="T3" style:family="text">
      <style:text-properties officeooo:rsid="0021eea2"/>
    </style:style>
    <style:style style:name="T4" style:family="text">
      <style:text-properties officeooo:rsid="002526f4"/>
    </style:style>
    <style:style style:name="T5" style:family="text">
      <style:text-properties officeooo:rsid="00265281"/>
    </style:style>
    <style:style style:name="T6" style:family="text">
      <style:text-properties officeooo:rsid="0026e1d1"/>
    </style:style>
    <style:style style:name="T7" style:family="text">
      <style:text-properties officeooo:rsid="001e35ff"/>
    </style:style>
    <style:style style:name="T8" style:family="text">
      <style:text-properties officeooo:rsid="004bbf2e"/>
    </style:style>
    <style:style style:name="T9" style:family="text">
      <style:text-properties officeooo:rsid="005214b5"/>
    </style:style>
    <style:style style:name="T10" style:family="text">
      <style:text-properties officeooo:rsid="00707485"/>
    </style:style>
    <style:style style:name="T11" style:family="text">
      <style:text-properties officeooo:rsid="005d0241"/>
    </style:style>
    <style:style style:name="T12" style:family="text">
      <style:text-properties officeooo:rsid="00473d5d" fo:background-color="transparent" loext:char-shading-value="0"/>
    </style:style>
    <style:style style:name="T13" style:family="text">
      <style:text-properties officeooo:rsid="002dcfe0" fo:background-color="transparent" loext:char-shading-value="0"/>
    </style:style>
    <style:style style:name="T14" style:family="text">
      <style:text-properties officeooo:rsid="003336c9" fo:background-color="transparent" loext:char-shading-value="0"/>
    </style:style>
    <style:style style:name="T15" style:family="text">
      <style:text-properties officeooo:rsid="0058ed65"/>
    </style:style>
    <style:style style:name="T16" style:family="text">
      <style:text-properties officeooo:rsid="0059e273"/>
    </style:style>
    <style:style style:name="T17" style:family="text">
      <style:text-properties officeooo:rsid="0033e709"/>
    </style:style>
    <style:style style:name="T18" style:family="text">
      <style:text-properties officeooo:rsid="002e83ba"/>
    </style:style>
    <style:style style:name="T19" style:family="text">
      <style:text-properties style:font-name="Liberation Mono" officeooo:rsid="00311912" style:font-name-asian="Droid Sans Fallback2" style:font-name-complex="Liberation Mono"/>
    </style:style>
    <style:style style:name="T20" style:family="text">
      <style:text-properties officeooo:rsid="00311912"/>
    </style:style>
    <style:style style:name="T21" style:family="text">
      <style:text-properties officeooo:rsid="00314f65"/>
    </style:style>
    <style:style style:name="T22" style:family="text">
      <style:text-properties officeooo:rsid="003336c9"/>
    </style:style>
    <style:style style:name="T23" style:family="text">
      <style:text-properties officeooo:rsid="003b4f6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3b4f60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Flow Pharma Project 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6" office:value-type="string">
            <text:p text:style-name="P15">December 3, Tuesday</text:p>
            <text:p text:style-name="P15"/>
            <text:p text:style-name="P15"/>
            <text:p text:style-name="P14"/>
            <text:p text:style-name="P55"/>
            <text:p text:style-name="P55"/>
            <text:p text:style-name="P14"/>
            <text:p text:style-name="P14"/>
            <text:p text:style-name="P55">December 6</text:p>
          </table:table-cell>
          <table:table-cell table:style-name="Table1.B6" office:value-type="string">
            <text:p text:style-name="P16">1. Laser particle measurement instrument datasheets, contracted Peter and left message (Harry), text Peter with Andy and Minh's contact information; <text:span text:style-name="T1">PID controller with two different set points 10 and 15 from Harry's pid agv code, 12/4 Wed; plot from pid to Peter today, Minh; 12/4; </text:span></text:p>
            <text:p text:style-name="P16"/>
            <text:p text:style-name="P53"/>
            <text:p text:style-name="P53"><text:s text:c="3"/></text:p>
            <text:p text:style-name="P53"/>
            <text:p text:style-name="P53"><text:s/></text:p>
            <text:p text:style-name="P18">2. All other commands for the pump, init, stop, and %-driving; </text:p>
            <text:p text:style-name="P18"/>
            <text:p text:style-name="P18">3. add cable for the 2<text:span text:style-name="T2">nd</text:span> pump; 3. 2<text:span text:style-name="T2">nd</text:span> MFC needed, software with RTOS (12/6); uart port hardware connection and cabling (Andy); 4. layout of the sensor <text:s/>board design, Danny (12/4); </text:p>
            <text:p text:style-name="P54"><text:span text:style-name="T23">3</text:span>.1 wire wrapping board for all sensor connections; </text:p>
            <text:p text:style-name="P54">ppt (Danny, done, <text:span text:style-name="T24">12/6</text:span>)</text:p>
            <text:p text:style-name="P54">build (Danny, done,<text:span text:style-name="T24"> 12/6</text:span>) </text:p>
            <text:p text:style-name="P54"><text:span text:style-name="T23">3</text:span>.2 PCB for all sensor connections; <text:span text:style-name="T23">Danny </text:span><text:span text:style-name="T25">(12/11) </text:span></text:p>
            <text:p text:style-name="P54"/>
            <text:p text:style-name="P18">4. logic analyzer readme.txt and tutorial, Danny (12/13) from 5:30 – 6:30 pm; </text:p>
            <text:p text:style-name="P18">Andy</text:p>
            <text:p text:style-name="P18"/>
            <text:p text:style-name="P18">5. temp sensor DS1620 <text:span text:style-name="T3">hardware design, Danny (12/5) by 5:00 pm, C code from Harry for the sensor today to Danny (12/4) Wed; </text:span></text:p>
            <text:p text:style-name="P18"/>
            <text:p text:style-name="P18">6. pressure sensor from Peter is here since last on-site meeting; <text:s/>Andy 12/7, Sat; </text:p>
            <text:p text:style-name="P18"/>
            <text:p text:style-name="P19">7. prototype enclosure from harry, (laser cut, by tap plastic) camsvr, 12/4 to tap plastic; <text:s/><text:span text:style-name="T23">Done, by Minh; </text:span></text:p>
            <text:p text:style-name="P19"/>
            <text:p text:style-name="P19">8. cam enclosure 3d printing, Danny, <text:span text:style-name="T24">12/6 Friday</text:span>; </text:p>
          </table:table-cell>
        </table:table-row>
      </table:table>
      <text:p text:style-name="P3"/>
      <text:p text:style-name="P3"/>
      <text:p text:style-name="P4">HB </text:p>
      <text:p text:style-name="P4"><text:soft-page-break/></text:p>
      <text:p text:style-name="P5">系统功能为: <text:span text:style-name="T18">Feature requirements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功能编号</text:p>
          </table:table-cell>
          <table:table-cell table:style-name="Table4.A1" office:value-type="string">
            <text:p text:style-name="P23">功能说明</text:p>
          </table:table-cell>
          <table:table-cell table:style-name="Table4.C1" office:value-type="string">
            <text:p text:style-name="P23">备注</text:p>
          </table:table-cell>
        </table:table-row>
        <table:table-row>
          <table:table-cell table:style-name="Table4.A2" office:value-type="string">
            <text:p text:style-name="P24">1.人工智能技术<text:span text:style-name="T7">实现对于突发人群聚集检测crowd analysis and head counting</text:span></text:p>
          </table:table-cell>
          <table:table-cell table:style-name="Table4.A2" office:value-type="string">
            <text:p text:style-name="P39"><text:span text:style-name="T8">1.1</text:span>采用人工智能技术实现对广场公共秩序的自动监管.当聚集人数超过管理方设定的门槛人数值时，触发记录;</text:p>
            <text:p text:style-name="P42">Count the number of people in the large open space, such as parking lot, and to set threshold to trigger the message/alarm; (12/9, Andy optimization, Yusuke, HL, Minh)</text:p>
            <text:p text:style-name="P38"><text:span text:style-name="T8">1.2</text:span>该系统可通过多个IP摄像头实现对于突发人群聚集自动监测;</text:p>
            <text:p text:style-name="P42">works with multiple IP streams and IP cameras, such as CAMSVR; </text:p>
            <text:p text:style-name="P40">1.3 <text:span text:style-name="T7">每个视频流其最低图像解析度为1024-by-768,并可以实现对现场从几个人到几十个人,上百人和超过上千人的统计功能; (done)　</text:span></text:p>
          </table:table-cell>
          <table:table-cell table:style-name="Table4.C2" office:value-type="string">
            <text:p text:style-name="P25">　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6">3个功能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6">2.<text:span text:style-name="T7">具有自动区分正常活动和高危活动的判断能力</text:span></text:p>
            <text:p text:style-name="P36">High risk behavior </text:p>
          </table:table-cell>
          <table:table-cell table:style-name="Table4.A2" office:value-type="string">
            <text:p text:style-name="P7"><text:span text:style-name="T9">2.1对</text:span>高举棍棒的人进行自动监测和自动报警<text:span text:style-name="T10">（异常行为类别１）</text:span>；</text:p>
            <text:p text:style-name="P10">Person with Stick (<text:span text:style-name="T21">Andy, HL, Minh github and/or youtube for ref. 12/6) <text:s/></text:span></text:p>
            <text:p text:style-name="P44"><text:span text:style-name="T9">2.2对高举</text:span>菜刀，砍刀的人进行自动监测和自动报警<text:span text:style-name="T10">（异常行为类别２)</text:span>；</text:p>
            <text:p text:style-name="P11">Person with <text:span text:style-name="T21">knife <text:s/></text:span><text:s/>(<text:span text:style-name="T21">Andy, HL, Minh github and/or youtube for ref. 12/6) </text:span></text:p>
            <text:p text:style-name="P44"><text:span text:style-name="T9">2.3</text:span>对打架挥拳的人进行自动监测和自动报警<text:span text:style-name="T10">（异常行为类别３）</text:span>；</text:p>
            <text:p text:style-name="P11">Person with <text:span text:style-name="T21">fist fight </text:span><text:s/>(<text:span text:style-name="T21">Andy, HL, Minh github and/or youtube for ref. 12/6) </text:span></text:p>
          </table:table-cell>
          <table:table-cell table:style-name="Table4.C2" office:value-type="string">
            <text:p text:style-name="P28">　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0"><text:span text:style-name="T11">3</text:span>个功能</text:p>
          </table:table-cell>
          <table:table-cell table:style-name="Table4.C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29">3.<text:span text:style-name="T7">具有自动判断聚集人群移动方向的能力</text:span></text:p>
            <text:p text:style-name="P37">Crowd movement</text:p>
          </table:table-cell>
          <table:table-cell table:style-name="Table4.A2" office:value-type="string">
            <text:p text:style-name="P29">3.1<text:span text:style-name="T7">具有自动判断聚集人群移动方向的能力;</text:span></text:p>
            <text:p text:style-name="P37">Crowd movement <text:span text:style-name="T20"><text:s/>(</text:span>Andy, HL,Yusuke and Minh github and/or youtube for ref. 12/10 by 5:00 pm) </text:p>
            <text:p text:style-name="P29">3.2具有<text:span text:style-name="T7">计算移动轨迹能力;</text:span></text:p>
            <text:p text:style-name="P37">Crowd tracking <text:span text:style-name="T20">(</text:span>Andy, HL,Yusuke and Minh github and/or youtube for ref. 12/10, 5:00 pm) </text:p>
          </table:table-cell>
          <table:table-cell table:style-name="Table4.C2" office:value-type="string">
            <text:p text:style-name="P29">　</text:p>
          </table:table-cell>
        </table:table-row>
        <text:soft-page-break/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2">2个功能</text:p>
          </table:table-cell>
          <table:table-cell table:style-name="Table4.C2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1">4.具有自动监测<text:span text:style-name="T12">20</text:span><text:span text:style-name="T13">00平米以上广场的能力 </text:span><text:span text:style-name="T14">For large open space &gt; 20K square feet</text:span></text:p>
          </table:table-cell>
          <table:table-cell table:style-name="Table4.A2" office:value-type="string">
            <text:p text:style-name="P8">4.1 具有自动监测管理广场公共区域活动人群密度,进行统计计算处理功能，计算出每周一到周日的人群密度统计数据；</text:p>
            <text:p text:style-name="P12">Crowd density estimate API <text:span text:style-name="T19">(12/9, Andy optimization, Yusuke, HL, Minh)</text:span></text:p>
            <text:p text:style-name="P45"><text:span text:style-name="T15">4</text:span>．２具有设定<text:span text:style-name="T7">广场公共区域人群活动变化的自动监测报警值，当超过此报警值时，产生自动报警信息，并推送到相关管理部门；</text:span></text:p>
            <text:p text:style-name="P46">Set alarm when the number is exceeding the threshold, API or messaging, or print <text:span text:style-name="T19">(12/9, Andy optimization, Yusuke, HL, Minh)</text:span></text:p>
            <text:p text:style-name="P47"><text:span text:style-name="T15">4.3</text:span>实现历史数据存储到数据库中．支持历史数据的调用，打印功能． <text:span text:style-name="T22">Data base to keep the information, (1/10, 2020, Andy optimization, Yusuke, HL, Minh)</text:span></text:p>
          </table:table-cell>
          <table:table-cell table:style-name="Table4.C2" office:value-type="string">
            <text:p text:style-name="P32">　</text:p>
          </table:table-cell>
        </table:table-row>
        <table:table-row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3">3个功能</text:p>
          </table:table-cell>
          <table:table-cell table:style-name="Table4.C2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41"><text:span text:style-name="T16">5.</text:span>该系统使用人工智能IP摄像一体机：</text:p>
            <text:p text:style-name="P43">CAMSVR</text:p>
          </table:table-cell>
          <table:table-cell table:style-name="Table4.A2" office:value-type="string">
            <text:p text:style-name="P9"><text:span text:style-name="T16">5.1</text:span>该IP摄像一体机必须支持远程动态可选部分图像为重点监测区域的功能；</text:p>
            <text:p text:style-name="P13">Multiple ROI; Polygon ROI (Minh, 12/11); upgrade CAMSVR on the DG demo site, readme.txt <text:s/>(Minh, Andy 12/12);</text:p>
            <text:p text:style-name="P41"><text:span text:style-name="T16">5.2</text:span>每个<text:span text:style-name="T17">IP摄像一体机需可以支持１到N个重点监测区功能，N&lt;=8</text:span>.</text:p>
            <text:p text:style-name="P43">Support up to 8 ROIs. Done; </text:p>
            <text:p text:style-name="P43">Future work: detection within ROI only (TBD) </text:p>
          </table:table-cell>
          <table:table-cell table:style-name="Table4.C2" office:value-type="string">
            <text:p text:style-name="P33">　</text:p>
          </table:table-cell>
        </table:table-row>
        <table:table-row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>2个功能</text:p>
          </table:table-cell>
          <table:table-cell table:style-name="Table4.C2" office:value-type="string">
            <text:p text:style-name="P35"/>
          </table:table-cell>
        </table:table-row>
        <table:table-row>
          <table:table-cell table:style-name="Table4.A2" office:value-type="string">
            <text:p text:style-name="P34">6.功能合计</text:p>
          </table:table-cell>
          <table:table-cell table:style-name="Table4.A2" office:value-type="string">
            <text:p text:style-name="P34">1<text:span text:style-name="T11">3</text:span>个</text:p>
          </table:table-cell>
          <table:table-cell table:style-name="Table4.C2" office:value-type="string">
            <text:p text:style-name="P35"/>
          </table:table-cell>
        </table:table-row>
      </table:table>
      <text:p text:style-name="P48"/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December 3, Tuesday</text:p>
          </table:table-cell>
          <table:table-cell table:style-name="Table3.B1" office:value-type="string">
            <text:p text:style-name="P21">1. high risk analyzer deep learning tool </text:p>
            <text:p text:style-name="P21">(1.1) with stick; <text:span text:style-name="T6">HL, Andy, Minh, ppt, 12/9, online harvesting, and annotation, and training; </text:span></text:p>
            <text:p text:style-name="P22">(1.2) fist fighting; <text:s/><text:span text:style-name="T6">HL, Andy, Minh, ppt, 12/9, online harvesting, and annotation, and training; </text:span></text:p>
            <text:p text:style-name="P21">(1.3) with knife; <text:s/><text:span text:style-name="T6">HL, ppt, yolo3, cellphone detection; </text:span></text:p>
            <text:p text:style-name="P21"><text:soft-page-break/>2. crowd counting; <text:s/><text:span text:style-name="T5">Andy and HL, Minh, 12/9, ppt (Andy, HL), source code Andy; </text:span></text:p>
            <text:p text:style-name="P21">3. crowed movement analyzer, movement tracking; <text:s/><text:span text:style-name="T5">ppt, (HL, Andy, Minh); <text:s/>12/9; </text:span></text:p>
            <text:p text:style-name="P21"/>
            <text:p text:style-name="P21">2. ui interface </text:p>
            <text:p text:style-name="P21">(2.1) from aiv100 ui, add one category for movement analyzer and one category for high risk analysis; <text:span text:style-name="T4">Sherry, 12/5 Thursday; </text:span></text:p>
            <text:p text:style-name="P21">(2.2) bilingual ui (chinese version) <text:s/>to match up to the document; </text:p>
            <text:p text:style-name="P21"/>
            <text:p text:style-name="P21">3. storage capability hardware, installation; software side with ui support and recording api; </text:p>
            <text:p text:style-name="P21"/>
            <text:p text:style-name="P21"><text:s/></text:p>
          </table:table-cell>
        </table:table-row>
      </table:table>
      <text:p text:style-name="P4"/>
      <text:p text:style-name="P4"/>
      <text:p text:style-name="P4">UI </text:p>
      <text:p text:style-name="P3"/>
      <text:p text:style-name="P3"/>
      <text:p text:style-name="P3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Dec 4, Wednesday</text:p>
          </table:table-cell>
          <table:table-cell table:style-name="Table2.B1" office:value-type="string">
            <text:p text:style-name="P16">1. PID Controller, C/C++, (1) core code is ready; (2) visualization is ready; (3) need sensor data; 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/>
    <style:font-face style:name="Liberation Mono1" svg:font-family="'Liberation Mono', 'Courier New'" style:font-family-generic="moder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1" style:font-family-complex="'Liberation Mono', 'Courier New'" style:font-family-generic-complex="moder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35:11.292276553</meta:creation-date>
    <meta:generator>LibreOffice/4.2.8.2$Linux_X86_64 LibreOffice_project/420m0$Build-2</meta:generator>
    <dc:date>2019-12-06T10:29:09.485656251</dc:date>
    <meta:editing-duration>PT1H9M39S</meta:editing-duration>
    <meta:editing-cycles>13</meta:editing-cycles>
    <meta:document-statistic meta:table-count="4" meta:image-count="0" meta:object-count="0" meta:page-count="4" meta:paragraph-count="83" meta:word-count="1116" meta:character-count="3941" meta:non-whitespace-character-count="3389"/>
  </office:meta>
</office:document-meta>
</file>